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6.006cm" fo:min-width="23.757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052cm" fo:min-width="23.75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2.323cm" fo:min-width="23.75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66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5.342cm"/>
    </style:style>
    <style:style style:name="gr6" style:family="graphic" style:parent-style-name="standard">
      <style:graphic-properties draw:textarea-horizontal-align="justify" draw:textarea-vertical-align="middle" draw:auto-grow-height="false" fo:min-height="9.453cm" fo:min-width="18.59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257cm" svg:height="16.256cm" svg:x="2.524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257cm" svg:height="3.302cm" svg:x="2.524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257cm" svg:height="12.573cm" svg:x="2.524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1.016cm" svg:x="5.57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61cm" svg:height="1.016cm" svg:x="12.938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42cm" svg:height="1.143cm" svg:x="20.431cm" svg:y="3.54cm">
          <text:p text:style-name="P4">Logi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3.749cm" svg:height="12.065cm" svg:x="2.778cm" svg:y="6.33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30T22:43:42.608468168</meta:creation-date>
    <dc:date>2019-12-30T22:49:03.722929844</dc:date>
    <meta:editing-duration>PT5M23S</meta:editing-duration>
    <meta:editing-cycles>1</meta:editing-cycles>
    <meta:document-statistic meta:object-count="7"/>
    <meta:generator>LibreOffice/6.3.3.2$Linux_X86_64 LibreOffice_project/30$Build-2</meta:generator>
  </office:meta>
</office:document-meta>
</file>